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4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8.962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12.764cm"/>
    </style:style>
    <style:style style:name="co7" style:family="table-column">
      <style:table-column-properties fo:break-before="auto" style:column-width="16.681cm"/>
    </style:style>
    <style:style style:name="co8" style:family="table-column">
      <style:table-column-properties fo:break-before="auto" style:column-width="2.94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created</text:p>
          </table:table-cell>
          <table:table-cell office:value-type="string">
            <text:p>createdBy</text:p>
          </table:table-cell>
          <table:table-cell office:value-type="string">
            <text:p>description</text:p>
          </table:table-cell>
          <table:table-cell office:value-type="string">
            <text:p>objectLabel</text:p>
          </table:table-cell>
          <table:table-cell office:value-type="string">
            <text:p>objectMarking</text:p>
          </table:table-cell>
          <table:table-cell office:value-type="string">
            <text:p>observables</text:p>
          </table:table-cell>
          <table:table-cell office:value-type="string">
            <text:p>pattern</text:p>
          </table:table-cell>
          <table:table-cell office:value-type="string">
            <text:p>x_opencti_score</text:p>
          </table:table-cell>
        </table:table-row>
        <table:table-row table:style-name="ro1">
          <table:table-cell office:value-type="string">
            <text:p>2023-03-19T06:08:46.318Z</text:p>
          </table:table-cell>
          <table:table-cell office:value-type="string">
            <text:p>AlienVault</text:p>
          </table:table-cell>
          <table:table-cell/>
          <table:table-cell office:value-type="string">
            <text:p>social engineering,backdoor,bianlian,ransomware</text:p>
          </table:table-cell>
          <table:table-cell office:value-type="string">
            <text:p>TLP:CLEAR</text:p>
          </table:table-cell>
          <table:table-cell office:value-type="string">
            <text:p>66.85.156.83</text:p>
          </table:table-cell>
          <table:table-cell office:value-type="string">
            <text:p>[ipv4-addr:value = '66.85.156.83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317Z</text:p>
          </table:table-cell>
          <table:table-cell office:value-type="string">
            <text:p>AlienVault</text:p>
          </table:table-cell>
          <table:table-cell/>
          <table:table-cell office:value-type="string">
            <text:p>ransomware,social engineering,backdoor,bianlian</text:p>
          </table:table-cell>
          <table:table-cell office:value-type="string">
            <text:p>TLP:CLEAR</text:p>
          </table:table-cell>
          <table:table-cell office:value-type="string">
            <text:p>45.86.163.228</text:p>
          </table:table-cell>
          <table:table-cell office:value-type="string">
            <text:p>[ipv4-addr:value = '45.86.163.228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316Z</text:p>
          </table:table-cell>
          <table:table-cell office:value-type="string">
            <text:p>AlienVault</text:p>
          </table:table-cell>
          <table:table-cell/>
          <table:table-cell office:value-type="string">
            <text:p>social engineering,ransomware,bianlian,backdoor</text:p>
          </table:table-cell>
          <table:table-cell office:value-type="string">
            <text:p>TLP:CLEAR</text:p>
          </table:table-cell>
          <table:table-cell office:value-type="string">
            <text:p>208.123.119.100</text:p>
          </table:table-cell>
          <table:table-cell office:value-type="string">
            <text:p>[ipv4-addr:value = '208.123.119.100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315Z</text:p>
          </table:table-cell>
          <table:table-cell office:value-type="string">
            <text:p>AlienVault</text:p>
          </table:table-cell>
          <table:table-cell/>
          <table:table-cell office:value-type="string">
            <text:p>bianlian,ransomware,backdoor,social engineering</text:p>
          </table:table-cell>
          <table:table-cell office:value-type="string">
            <text:p>TLP:CLEAR</text:p>
          </table:table-cell>
          <table:table-cell office:value-type="string">
            <text:p>204.152.203.94</text:p>
          </table:table-cell>
          <table:table-cell office:value-type="string">
            <text:p>[ipv4-addr:value = '204.152.203.94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314Z</text:p>
          </table:table-cell>
          <table:table-cell office:value-type="string">
            <text:p>AlienVault</text:p>
          </table:table-cell>
          <table:table-cell/>
          <table:table-cell office:value-type="string">
            <text:p>social engineering,bianlian,backdoor,ransomware</text:p>
          </table:table-cell>
          <table:table-cell office:value-type="string">
            <text:p>TLP:CLEAR</text:p>
          </table:table-cell>
          <table:table-cell office:value-type="string">
            <text:p>192.161.48.51</text:p>
          </table:table-cell>
          <table:table-cell office:value-type="string">
            <text:p>[ipv4-addr:value = '192.161.48.51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313Z</text:p>
          </table:table-cell>
          <table:table-cell office:value-type="string">
            <text:p>AlienVault</text:p>
          </table:table-cell>
          <table:table-cell/>
          <table:table-cell office:value-type="string">
            <text:p>ransomware,backdoor,social engineering,bianlian</text:p>
          </table:table-cell>
          <table:table-cell office:value-type="string">
            <text:p>TLP:CLEAR</text:p>
          </table:table-cell>
          <table:table-cell office:value-type="string">
            <text:p>173.232.2.41</text:p>
          </table:table-cell>
          <table:table-cell office:value-type="string">
            <text:p>[ipv4-addr:value = '173.232.2.41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311Z</text:p>
          </table:table-cell>
          <table:table-cell office:value-type="string">
            <text:p>AlienVault</text:p>
          </table:table-cell>
          <table:table-cell/>
          <table:table-cell office:value-type="string">
            <text:p>ransomware,bianlian,social engineering,backdoor</text:p>
          </table:table-cell>
          <table:table-cell office:value-type="string">
            <text:p>TLP:CLEAR</text:p>
          </table:table-cell>
          <table:table-cell office:value-type="string">
            <text:p>155.94.160.243</text:p>
          </table:table-cell>
          <table:table-cell office:value-type="string">
            <text:p>[ipv4-addr:value = '155.94.160.243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310Z</text:p>
          </table:table-cell>
          <table:table-cell office:value-type="string">
            <text:p>AlienVault</text:p>
          </table:table-cell>
          <table:table-cell/>
          <table:table-cell office:value-type="string">
            <text:p>bianlian,backdoor,social engineering,ransomware</text:p>
          </table:table-cell>
          <table:table-cell office:value-type="string">
            <text:p>TLP:CLEAR</text:p>
          </table:table-cell>
          <table:table-cell office:value-type="string">
            <text:p>104.238.35.26</text:p>
          </table:table-cell>
          <table:table-cell office:value-type="string">
            <text:p>[ipv4-addr:value = '104.238.35.26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308Z</text:p>
          </table:table-cell>
          <table:table-cell office:value-type="string">
            <text:p>AlienVault</text:p>
          </table:table-cell>
          <table:table-cell/>
          <table:table-cell office:value-type="string">
            <text:p>bianlian,backdoor,social engineering,ransomware</text:p>
          </table:table-cell>
          <table:table-cell office:value-type="string">
            <text:p>TLP:CLEAR</text:p>
          </table:table-cell>
          <table:table-cell office:value-type="string">
            <text:p>104.234.118.129</text:p>
          </table:table-cell>
          <table:table-cell office:value-type="string">
            <text:p>[ipv4-addr:value = '104.234.118.129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306Z</text:p>
          </table:table-cell>
          <table:table-cell office:value-type="string">
            <text:p>AlienVault</text:p>
          </table:table-cell>
          <table:table-cell/>
          <table:table-cell office:value-type="string">
            <text:p>ransomware,social engineering,bianlian,backdoor</text:p>
          </table:table-cell>
          <table:table-cell office:value-type="string">
            <text:p>TLP:CLEAR</text:p>
          </table:table-cell>
          <table:table-cell office:value-type="string">
            <text:p>104.223.0.85</text:p>
          </table:table-cell>
          <table:table-cell office:value-type="string">
            <text:p>[ipv4-addr:value = '104.223.0.85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304Z</text:p>
          </table:table-cell>
          <table:table-cell office:value-type="string">
            <text:p>AlienVault</text:p>
          </table:table-cell>
          <table:table-cell/>
          <table:table-cell office:value-type="string">
            <text:p>ransomware,bianlian,backdoor,social engineering</text:p>
          </table:table-cell>
          <table:table-cell office:value-type="string">
            <text:p>TLP:CLEAR</text:p>
          </table:table-cell>
          <table:table-cell office:value-type="string">
            <text:p>f84edc07b23423f2c2cad47c0600133cab3cf2bd6072ad45649d6faf3b70ec30</text:p>
          </table:table-cell>
          <table:table-cell office:value-type="string">
            <text:p>[file:hashes.'SHA-256' = 'f84edc07b23423f2c2cad47c0600133cab3cf2bd6072ad45649d6faf3b70ec30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302Z</text:p>
          </table:table-cell>
          <table:table-cell office:value-type="string">
            <text:p>AlienVault</text:p>
          </table:table-cell>
          <table:table-cell/>
          <table:table-cell office:value-type="string">
            <text:p>backdoor,ransomware,bianlian,social engineering</text:p>
          </table:table-cell>
          <table:table-cell office:value-type="string">
            <text:p>TLP:CLEAR</text:p>
          </table:table-cell>
          <table:table-cell office:value-type="string">
            <text:p>f77433e517f493ca54e6a4603e51739053ebfac03d2764ad9d1f7e00cfadefa0</text:p>
          </table:table-cell>
          <table:table-cell office:value-type="string">
            <text:p>[file:hashes.'SHA-256' = 'f77433e517f493ca54e6a4603e51739053ebfac03d2764ad9d1f7e00cfadefa0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300Z</text:p>
          </table:table-cell>
          <table:table-cell office:value-type="string">
            <text:p>AlienVault</text:p>
          </table:table-cell>
          <table:table-cell/>
          <table:table-cell office:value-type="string">
            <text:p>bianlian,social engineering,ransomware,backdoor</text:p>
          </table:table-cell>
          <table:table-cell office:value-type="string">
            <text:p>TLP:CLEAR</text:p>
          </table:table-cell>
          <table:table-cell office:value-type="string">
            <text:p>f6669de3baa1bca649afa55a14e30279026e59a033522877b70b74bfc000e276</text:p>
          </table:table-cell>
          <table:table-cell office:value-type="string">
            <text:p>[file:hashes.'SHA-256' = 'f6669de3baa1bca649afa55a14e30279026e59a033522877b70b74bfc000e276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98Z</text:p>
          </table:table-cell>
          <table:table-cell office:value-type="string">
            <text:p>AlienVault</text:p>
          </table:table-cell>
          <table:table-cell/>
          <table:table-cell office:value-type="string">
            <text:p>ransomware,backdoor,social engineering,bianlian</text:p>
          </table:table-cell>
          <table:table-cell office:value-type="string">
            <text:p>TLP:CLEAR</text:p>
          </table:table-cell>
          <table:table-cell office:value-type="string">
            <text:p>f3f3c692f728b9c8fd2e1c090b60223ac6c6e88bf186c98ed9842408b78b9f3c</text:p>
          </table:table-cell>
          <table:table-cell office:value-type="string">
            <text:p>[file:hashes.'SHA-256' = 'f3f3c692f728b9c8fd2e1c090b60223ac6c6e88bf186c98ed9842408b78b9f3c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96Z</text:p>
          </table:table-cell>
          <table:table-cell office:value-type="string">
            <text:p>AlienVault</text:p>
          </table:table-cell>
          <table:table-cell office:value-type="string">
            <text:p>UPX</text:p>
          </table:table-cell>
          <table:table-cell office:value-type="string">
            <text:p>backdoor,bianlian,ransomware,social engineering</text:p>
          </table:table-cell>
          <table:table-cell office:value-type="string">
            <text:p>TLP:CLEAR</text:p>
          </table:table-cell>
          <table:table-cell office:value-type="string">
            <text:p>f3a4fb09a0498e7ab3b33338ca6bc03460e43d437d9f3afbfc1a521c1029ff19</text:p>
          </table:table-cell>
          <table:table-cell office:value-type="string">
            <text:p>[file:hashes.'SHA-256' = 'f3a4fb09a0498e7ab3b33338ca6bc03460e43d437d9f3afbfc1a521c1029ff19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94Z</text:p>
          </table:table-cell>
          <table:table-cell office:value-type="string">
            <text:p>AlienVault</text:p>
          </table:table-cell>
          <table:table-cell/>
          <table:table-cell office:value-type="string">
            <text:p>ransomware,backdoor,social engineering,bianlian</text:p>
          </table:table-cell>
          <table:table-cell office:value-type="string">
            <text:p>TLP:CLEAR</text:p>
          </table:table-cell>
          <table:table-cell office:value-type="string">
            <text:p>ea5c88fe464562227f483e8fc4eb2cf43e98a897aaaa3e94de4d236d5dc6e7e7</text:p>
          </table:table-cell>
          <table:table-cell office:value-type="string">
            <text:p>[file:hashes.'SHA-256' = 'ea5c88fe464562227f483e8fc4eb2cf43e98a897aaaa3e94de4d236d5dc6e7e7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92Z</text:p>
          </table:table-cell>
          <table:table-cell office:value-type="string">
            <text:p>AlienVault</text:p>
          </table:table-cell>
          <table:table-cell/>
          <table:table-cell office:value-type="string">
            <text:p>bianlian,ransomware,social engineering,backdoor</text:p>
          </table:table-cell>
          <table:table-cell office:value-type="string">
            <text:p>TLP:CLEAR</text:p>
          </table:table-cell>
          <table:table-cell office:value-type="string">
            <text:p>e7e097723d00f58eab785baf30365c1495e99aa6ead6fe1b86109558838d294e</text:p>
          </table:table-cell>
          <table:table-cell office:value-type="string">
            <text:p>[file:hashes.'SHA-256' = 'e7e097723d00f58eab785baf30365c1495e99aa6ead6fe1b86109558838d294e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90Z</text:p>
          </table:table-cell>
          <table:table-cell office:value-type="string">
            <text:p>AlienVault</text:p>
          </table:table-cell>
          <table:table-cell office:value-type="string">
            <text:p>UPX</text:p>
          </table:table-cell>
          <table:table-cell office:value-type="string">
            <text:p>backdoor,bianlian,social engineering,ransomware</text:p>
          </table:table-cell>
          <table:table-cell office:value-type="string">
            <text:p>TLP:CLEAR</text:p>
          </table:table-cell>
          <table:table-cell office:value-type="string">
            <text:p>e136d635de39d23cef600cc53efd671f1e8aba7d982bde152b21ea1f7c04703e</text:p>
          </table:table-cell>
          <table:table-cell office:value-type="string">
            <text:p>[file:hashes.'SHA-256' = 'e136d635de39d23cef600cc53efd671f1e8aba7d982bde152b21ea1f7c04703e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88Z</text:p>
          </table:table-cell>
          <table:table-cell office:value-type="string">
            <text:p>AlienVault</text:p>
          </table:table-cell>
          <table:table-cell/>
          <table:table-cell office:value-type="string">
            <text:p>backdoor,social engineering,bianlian,ransomware</text:p>
          </table:table-cell>
          <table:table-cell office:value-type="string">
            <text:p>TLP:CLEAR</text:p>
          </table:table-cell>
          <table:table-cell office:value-type="string">
            <text:p>dd03ea7ba369fc9df641c09f29e4abcb8378b5a8dadd3d7c14d47449525f1716</text:p>
          </table:table-cell>
          <table:table-cell office:value-type="string">
            <text:p>[file:hashes.'SHA-256' = 'dd03ea7ba369fc9df641c09f29e4abcb8378b5a8dadd3d7c14d47449525f1716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86Z</text:p>
          </table:table-cell>
          <table:table-cell office:value-type="string">
            <text:p>AlienVault</text:p>
          </table:table-cell>
          <table:table-cell/>
          <table:table-cell office:value-type="string">
            <text:p>ransomware,backdoor,bianlian,social engineering</text:p>
          </table:table-cell>
          <table:table-cell office:value-type="string">
            <text:p>TLP:CLEAR</text:p>
          </table:table-cell>
          <table:table-cell office:value-type="string">
            <text:p>dcc7115496faa0797c32bb6d5d823821f19f5177e09e05dbe0151a6b9e1edfb7</text:p>
          </table:table-cell>
          <table:table-cell office:value-type="string">
            <text:p>[file:hashes.'SHA-256' = 'dcc7115496faa0797c32bb6d5d823821f19f5177e09e05dbe0151a6b9e1edfb7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84Z</text:p>
          </table:table-cell>
          <table:table-cell office:value-type="string">
            <text:p>AlienVault</text:p>
          </table:table-cell>
          <table:table-cell/>
          <table:table-cell office:value-type="string">
            <text:p>social engineering,bianlian,ransomware,backdoor</text:p>
          </table:table-cell>
          <table:table-cell office:value-type="string">
            <text:p>TLP:CLEAR</text:p>
          </table:table-cell>
          <table:table-cell office:value-type="string">
            <text:p>c62371f129d19707870c0f9a89b0f8a65970aed02537e358e532e4416bc8678e</text:p>
          </table:table-cell>
          <table:table-cell office:value-type="string">
            <text:p>[file:hashes.'SHA-256' = 'c62371f129d19707870c0f9a89b0f8a65970aed02537e358e532e4416bc8678e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82Z</text:p>
          </table:table-cell>
          <table:table-cell office:value-type="string">
            <text:p>AlienVault</text:p>
          </table:table-cell>
          <table:table-cell/>
          <table:table-cell office:value-type="string">
            <text:p>ransomware,social engineering,bianlian,backdoor</text:p>
          </table:table-cell>
          <table:table-cell office:value-type="string">
            <text:p>TLP:CLEAR</text:p>
          </table:table-cell>
          <table:table-cell office:value-type="string">
            <text:p>ba3c4bc99b67038b42b75a206d7ef04f6d8abaf87a76c373d4dec85e73859ce2</text:p>
          </table:table-cell>
          <table:table-cell office:value-type="string">
            <text:p>[file:hashes.'SHA-256' = 'ba3c4bc99b67038b42b75a206d7ef04f6d8abaf87a76c373d4dec85e73859ce2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79Z</text:p>
          </table:table-cell>
          <table:table-cell office:value-type="string">
            <text:p>AlienVault</text:p>
          </table:table-cell>
          <table:table-cell/>
          <table:table-cell office:value-type="string">
            <text:p>social engineering,bianlian,backdoor,ransomware</text:p>
          </table:table-cell>
          <table:table-cell office:value-type="string">
            <text:p>TLP:CLEAR</text:p>
          </table:table-cell>
          <table:table-cell office:value-type="string">
            <text:p>b4249f2effb8dd651458c831d38155346c1e2d30b191bf37197ffa5164d25f7c</text:p>
          </table:table-cell>
          <table:table-cell office:value-type="string">
            <text:p>[file:hashes.'SHA-256' = 'b4249f2effb8dd651458c831d38155346c1e2d30b191bf37197ffa5164d25f7c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77Z</text:p>
          </table:table-cell>
          <table:table-cell office:value-type="string">
            <text:p>AlienVault</text:p>
          </table:table-cell>
          <table:table-cell/>
          <table:table-cell office:value-type="string">
            <text:p>bianlian,ransomware,backdoor,social engineering</text:p>
          </table:table-cell>
          <table:table-cell office:value-type="string">
            <text:p>TLP:CLEAR</text:p>
          </table:table-cell>
          <table:table-cell office:value-type="string">
            <text:p>afb7f11da27439a2e223e6b651f96eb16a7e35b34918e501886d25439015bf78</text:p>
          </table:table-cell>
          <table:table-cell office:value-type="string">
            <text:p>[file:hashes.'SHA-256' = 'afb7f11da27439a2e223e6b651f96eb16a7e35b34918e501886d25439015bf78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73Z</text:p>
          </table:table-cell>
          <table:table-cell office:value-type="string">
            <text:p>AlienVault</text:p>
          </table:table-cell>
          <table:table-cell/>
          <table:table-cell office:value-type="string">
            <text:p>ransomware,backdoor,bianlian,social engineering</text:p>
          </table:table-cell>
          <table:table-cell office:value-type="string">
            <text:p>TLP:CLEAR</text:p>
          </table:table-cell>
          <table:table-cell office:value-type="string">
            <text:p>adefaad2a9c449d0e9fabb5035422a6ce31d0f26b0109a7c2911f570a6c74144</text:p>
          </table:table-cell>
          <table:table-cell office:value-type="string">
            <text:p>[file:hashes.'SHA-256' = 'adefaad2a9c449d0e9fabb5035422a6ce31d0f26b0109a7c2911f570a6c74144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71Z</text:p>
          </table:table-cell>
          <table:table-cell office:value-type="string">
            <text:p>AlienVault</text:p>
          </table:table-cell>
          <table:table-cell/>
          <table:table-cell office:value-type="string">
            <text:p>social engineering,bianlian,ransomware,backdoor</text:p>
          </table:table-cell>
          <table:table-cell office:value-type="string">
            <text:p>TLP:CLEAR</text:p>
          </table:table-cell>
          <table:table-cell office:value-type="string">
            <text:p>ac1d42360c45e0e908d07e784ceb15faf8987e4ba1744d56313de6524d2687f7</text:p>
          </table:table-cell>
          <table:table-cell office:value-type="string">
            <text:p>[file:hashes.'SHA-256' = 'ac1d42360c45e0e908d07e784ceb15faf8987e4ba1744d56313de6524d2687f7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69Z</text:p>
          </table:table-cell>
          <table:table-cell office:value-type="string">
            <text:p>AlienVault</text:p>
          </table:table-cell>
          <table:table-cell/>
          <table:table-cell office:value-type="string">
            <text:p>backdoor,bianlian,ransomware,social engineering</text:p>
          </table:table-cell>
          <table:table-cell office:value-type="string">
            <text:p>TLP:CLEAR</text:p>
          </table:table-cell>
          <table:table-cell office:value-type="string">
            <text:p>a92dd4885af317d36cd62dac31d0d5c93febd367e8f4412e7593fb48c9f34256</text:p>
          </table:table-cell>
          <table:table-cell office:value-type="string">
            <text:p>[file:hashes.'SHA-256' = 'a92dd4885af317d36cd62dac31d0d5c93febd367e8f4412e7593fb48c9f34256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67Z</text:p>
          </table:table-cell>
          <table:table-cell office:value-type="string">
            <text:p>AlienVault</text:p>
          </table:table-cell>
          <table:table-cell/>
          <table:table-cell office:value-type="string">
            <text:p>backdoor,social engineering,ransomware,bianlian</text:p>
          </table:table-cell>
          <table:table-cell office:value-type="string">
            <text:p>TLP:CLEAR</text:p>
          </table:table-cell>
          <table:table-cell office:value-type="string">
            <text:p>a8e999a7a77d3b9846250a34ebda7d80ea83a79b3714b1f7ac8f92bc52a895fd</text:p>
          </table:table-cell>
          <table:table-cell office:value-type="string">
            <text:p>[file:hashes.'SHA-256' = 'a8e999a7a77d3b9846250a34ebda7d80ea83a79b3714b1f7ac8f92bc52a895fd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56Z</text:p>
          </table:table-cell>
          <table:table-cell office:value-type="string">
            <text:p>AlienVault</text:p>
          </table:table-cell>
          <table:table-cell/>
          <table:table-cell office:value-type="string">
            <text:p>bianlian,ransomware,backdoor,social engineering</text:p>
          </table:table-cell>
          <table:table-cell office:value-type="string">
            <text:p>TLP:CLEAR</text:p>
          </table:table-cell>
          <table:table-cell office:value-type="string">
            <text:p>96e02ea8b1c508f1ee3c1535547f9b89396f557011e61478644ae5876cdaaca5</text:p>
          </table:table-cell>
          <table:table-cell office:value-type="string">
            <text:p>[file:hashes.'SHA-256' = '96e02ea8b1c508f1ee3c1535547f9b89396f557011e61478644ae5876cdaaca5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53Z</text:p>
          </table:table-cell>
          <table:table-cell office:value-type="string">
            <text:p>AlienVault</text:p>
          </table:table-cell>
          <table:table-cell office:value-type="string">
            <text:p>GoLandBuildPE</text:p>
          </table:table-cell>
          <table:table-cell office:value-type="string">
            <text:p>ransomware,backdoor,bianlian,social engineering</text:p>
          </table:table-cell>
          <table:table-cell office:value-type="string">
            <text:p>TLP:CLEAR</text:p>
          </table:table-cell>
          <table:table-cell office:value-type="string">
            <text:p>93fb7f0c2cf10fb5885e03c737ee8508816c1102e9e3d358160b78e91fa1ebdb</text:p>
          </table:table-cell>
          <table:table-cell office:value-type="string">
            <text:p>[file:hashes.'SHA-256' = '93fb7f0c2cf10fb5885e03c737ee8508816c1102e9e3d358160b78e91fa1ebdb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50Z</text:p>
          </table:table-cell>
          <table:table-cell office:value-type="string">
            <text:p>AlienVault</text:p>
          </table:table-cell>
          <table:table-cell/>
          <table:table-cell office:value-type="string">
            <text:p>backdoor,bianlian,ransomware,social engineering</text:p>
          </table:table-cell>
          <table:table-cell office:value-type="string">
            <text:p>TLP:CLEAR</text:p>
          </table:table-cell>
          <table:table-cell office:value-type="string">
            <text:p>93953eef3fe8405d563560dc332135bfe5874ddeb373d714862f72ee62bef518</text:p>
          </table:table-cell>
          <table:table-cell office:value-type="string">
            <text:p>[file:hashes.'SHA-256' = '93953eef3fe8405d563560dc332135bfe5874ddeb373d714862f72ee62bef518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48Z</text:p>
          </table:table-cell>
          <table:table-cell office:value-type="string">
            <text:p>AlienVault</text:p>
          </table:table-cell>
          <table:table-cell/>
          <table:table-cell office:value-type="string">
            <text:p>backdoor,bianlian,ransomware,social engineering</text:p>
          </table:table-cell>
          <table:table-cell office:value-type="string">
            <text:p>TLP:CLEAR</text:p>
          </table:table-cell>
          <table:table-cell office:value-type="string">
            <text:p>7f91e10c39e0a77c83af3ef48061cbb73194c793f9c3c8bc7fa1aa0fc75eb385</text:p>
          </table:table-cell>
          <table:table-cell office:value-type="string">
            <text:p>[file:hashes.'SHA-256' = '7f91e10c39e0a77c83af3ef48061cbb73194c793f9c3c8bc7fa1aa0fc75eb385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46Z</text:p>
          </table:table-cell>
          <table:table-cell office:value-type="string">
            <text:p>AlienVault</text:p>
          </table:table-cell>
          <table:table-cell/>
          <table:table-cell office:value-type="string">
            <text:p>backdoor,bianlian,social engineering,ransomware</text:p>
          </table:table-cell>
          <table:table-cell office:value-type="string">
            <text:p>TLP:CLEAR</text:p>
          </table:table-cell>
          <table:table-cell office:value-type="string">
            <text:p>7b15f570a23a5c5ce8ff942da60834a9d0549ea3ea9f34f900a09331325df893</text:p>
          </table:table-cell>
          <table:table-cell office:value-type="string">
            <text:p>[file:hashes.'SHA-256' = '7b15f570a23a5c5ce8ff942da60834a9d0549ea3ea9f34f900a09331325df893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44Z</text:p>
          </table:table-cell>
          <table:table-cell office:value-type="string">
            <text:p>AlienVault</text:p>
          </table:table-cell>
          <table:table-cell office:value-type="string">
            <text:p>UPX</text:p>
          </table:table-cell>
          <table:table-cell office:value-type="string">
            <text:p>social engineering,ransomware,bianlian,backdoor</text:p>
          </table:table-cell>
          <table:table-cell office:value-type="string">
            <text:p>TLP:CLEAR</text:p>
          </table:table-cell>
          <table:table-cell office:value-type="string">
            <text:p>77617775dc6fa8b893607d52c3282ece1912bcdd0b583b418399af2eade249b8</text:p>
          </table:table-cell>
          <table:table-cell office:value-type="string">
            <text:p>[file:hashes.'SHA-256' = '77617775dc6fa8b893607d52c3282ece1912bcdd0b583b418399af2eade249b8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41Z</text:p>
          </table:table-cell>
          <table:table-cell office:value-type="string">
            <text:p>AlienVault</text:p>
          </table:table-cell>
          <table:table-cell/>
          <table:table-cell office:value-type="string">
            <text:p>backdoor,bianlian,ransomware,social engineering</text:p>
          </table:table-cell>
          <table:table-cell office:value-type="string">
            <text:p>TLP:CLEAR</text:p>
          </table:table-cell>
          <table:table-cell office:value-type="string">
            <text:p>667821f5996855bf83507fb1009f5d8d36c1258aa3c776106d453200f3bb0ed3</text:p>
          </table:table-cell>
          <table:table-cell office:value-type="string">
            <text:p>[file:hashes.'SHA-256' = '667821f5996855bf83507fb1009f5d8d36c1258aa3c776106d453200f3bb0ed3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39Z</text:p>
          </table:table-cell>
          <table:table-cell office:value-type="string">
            <text:p>AlienVault</text:p>
          </table:table-cell>
          <table:table-cell/>
          <table:table-cell office:value-type="string">
            <text:p>ransomware,backdoor,bianlian,social engineering</text:p>
          </table:table-cell>
          <table:table-cell office:value-type="string">
            <text:p>TLP:CLEAR</text:p>
          </table:table-cell>
          <table:table-cell office:value-type="string">
            <text:p>61dfe2ccdc7cee55cf0530064499a52bf93bc6c3d8996ed013fcc5692e94c73a</text:p>
          </table:table-cell>
          <table:table-cell office:value-type="string">
            <text:p>[file:hashes.'SHA-256' = '61dfe2ccdc7cee55cf0530064499a52bf93bc6c3d8996ed013fcc5692e94c73a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37Z</text:p>
          </table:table-cell>
          <table:table-cell office:value-type="string">
            <text:p>AlienVault</text:p>
          </table:table-cell>
          <table:table-cell/>
          <table:table-cell office:value-type="string">
            <text:p>social engineering,backdoor,ransomware,bianlian</text:p>
          </table:table-cell>
          <table:table-cell office:value-type="string">
            <text:p>TLP:CLEAR</text:p>
          </table:table-cell>
          <table:table-cell office:value-type="string">
            <text:p>60b1394f3afee27701e2008f46d766ef466caa7711c45ddfd443a71efc39a407</text:p>
          </table:table-cell>
          <table:table-cell office:value-type="string">
            <text:p>[file:hashes.'SHA-256' = '60b1394f3afee27701e2008f46d766ef466caa7711c45ddfd443a71efc39a407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35Z</text:p>
          </table:table-cell>
          <table:table-cell office:value-type="string">
            <text:p>AlienVault</text:p>
          </table:table-cell>
          <table:table-cell/>
          <table:table-cell office:value-type="string">
            <text:p>ransomware,backdoor,social engineering,bianlian</text:p>
          </table:table-cell>
          <table:table-cell office:value-type="string">
            <text:p>TLP:CLEAR</text:p>
          </table:table-cell>
          <table:table-cell office:value-type="string">
            <text:p>55016f61b9880be414cc4e1280d6bb620cfbe5e1e8e12e305a304d3dff7e209c</text:p>
          </table:table-cell>
          <table:table-cell office:value-type="string">
            <text:p>[file:hashes.'SHA-256' = '55016f61b9880be414cc4e1280d6bb620cfbe5e1e8e12e305a304d3dff7e209c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33Z</text:p>
          </table:table-cell>
          <table:table-cell office:value-type="string">
            <text:p>AlienVault</text:p>
          </table:table-cell>
          <table:table-cell/>
          <table:table-cell office:value-type="string">
            <text:p>ransomware,backdoor,social engineering,bianlian</text:p>
          </table:table-cell>
          <table:table-cell office:value-type="string">
            <text:p>TLP:CLEAR</text:p>
          </table:table-cell>
          <table:table-cell office:value-type="string">
            <text:p>53095e2ad802072e97dbb8a7ccea03a36d1536fce921c80a7a2f160c83366999</text:p>
          </table:table-cell>
          <table:table-cell office:value-type="string">
            <text:p>[file:hashes.'SHA-256' = '53095e2ad802072e97dbb8a7ccea03a36d1536fce921c80a7a2f160c83366999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22Z</text:p>
          </table:table-cell>
          <table:table-cell office:value-type="string">
            <text:p>AlienVault</text:p>
          </table:table-cell>
          <table:table-cell/>
          <table:table-cell office:value-type="string">
            <text:p>social engineering,bianlian,ransomware,backdoor</text:p>
          </table:table-cell>
          <table:table-cell office:value-type="string">
            <text:p>TLP:CLEAR</text:p>
          </table:table-cell>
          <table:table-cell office:value-type="string">
            <text:p>4ca84be5b6ab91694a0f81350cefe8379efcad692872a383671ce4209295edc7</text:p>
          </table:table-cell>
          <table:table-cell office:value-type="string">
            <text:p>[file:hashes.'SHA-256' = '4ca84be5b6ab91694a0f81350cefe8379efcad692872a383671ce4209295edc7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21Z</text:p>
          </table:table-cell>
          <table:table-cell office:value-type="string">
            <text:p>AlienVault</text:p>
          </table:table-cell>
          <table:table-cell/>
          <table:table-cell office:value-type="string">
            <text:p>backdoor,social engineering,bianlian,ransomware</text:p>
          </table:table-cell>
          <table:table-cell office:value-type="string">
            <text:p>TLP:CLEAR</text:p>
          </table:table-cell>
          <table:table-cell office:value-type="string">
            <text:p>487f0d748a13570a46b20b6687eb7b7fc70a1a55e676fb5ff2599096a1ca888c</text:p>
          </table:table-cell>
          <table:table-cell office:value-type="string">
            <text:p>[file:hashes.'SHA-256' = '487f0d748a13570a46b20b6687eb7b7fc70a1a55e676fb5ff2599096a1ca888c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20Z</text:p>
          </table:table-cell>
          <table:table-cell office:value-type="string">
            <text:p>AlienVault</text:p>
          </table:table-cell>
          <table:table-cell/>
          <table:table-cell office:value-type="string">
            <text:p>backdoor,bianlian,ransomware,social engineering</text:p>
          </table:table-cell>
          <table:table-cell office:value-type="string">
            <text:p>TLP:CLEAR</text:p>
          </table:table-cell>
          <table:table-cell office:value-type="string">
            <text:p>46fa9a69989b79b56495a1ece8a45d6d5ae43c600b8a13ef88f3eb9d84efda02</text:p>
          </table:table-cell>
          <table:table-cell office:value-type="string">
            <text:p>[file:hashes.'SHA-256' = '46fa9a69989b79b56495a1ece8a45d6d5ae43c600b8a13ef88f3eb9d84efda02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10Z</text:p>
          </table:table-cell>
          <table:table-cell office:value-type="string">
            <text:p>AlienVault</text:p>
          </table:table-cell>
          <table:table-cell/>
          <table:table-cell office:value-type="string">
            <text:p>backdoor,bianlian,ransomware,social engineering</text:p>
          </table:table-cell>
          <table:table-cell office:value-type="string">
            <text:p>TLP:CLEAR</text:p>
          </table:table-cell>
          <table:table-cell office:value-type="string">
            <text:p>45f76c5c5126501018f907f886dd23a56dd882ee7d4f41c41d732612b2e4da88</text:p>
          </table:table-cell>
          <table:table-cell office:value-type="string">
            <text:p>[file:hashes.'SHA-256' = '45f76c5c5126501018f907f886dd23a56dd882ee7d4f41c41d732612b2e4da88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204Z</text:p>
          </table:table-cell>
          <table:table-cell office:value-type="string">
            <text:p>AlienVault</text:p>
          </table:table-cell>
          <table:table-cell/>
          <table:table-cell office:value-type="string">
            <text:p>social engineering,backdoor,ransomware,bianlian</text:p>
          </table:table-cell>
          <table:table-cell office:value-type="string">
            <text:p>TLP:CLEAR</text:p>
          </table:table-cell>
          <table:table-cell office:value-type="string">
            <text:p>42b0606aa2c765c0b0789b47ebd3a3f43144dc0c20b2ff6db648ac5feb0a37a3</text:p>
          </table:table-cell>
          <table:table-cell office:value-type="string">
            <text:p>[file:hashes.'SHA-256' = '42b0606aa2c765c0b0789b47ebd3a3f43144dc0c20b2ff6db648ac5feb0a37a3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198Z</text:p>
          </table:table-cell>
          <table:table-cell office:value-type="string">
            <text:p>AlienVault</text:p>
          </table:table-cell>
          <table:table-cell/>
          <table:table-cell office:value-type="string">
            <text:p>bianlian,social engineering,backdoor,ransomware</text:p>
          </table:table-cell>
          <table:table-cell office:value-type="string">
            <text:p>TLP:CLEAR</text:p>
          </table:table-cell>
          <table:table-cell office:value-type="string">
            <text:p>38d6ec5f93f6722c3573989f1463fb1cba1c01c3a1a0579f329e0d625c57070b</text:p>
          </table:table-cell>
          <table:table-cell office:value-type="string">
            <text:p>[file:hashes.'SHA-256' = '38d6ec5f93f6722c3573989f1463fb1cba1c01c3a1a0579f329e0d625c57070b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188Z</text:p>
          </table:table-cell>
          <table:table-cell office:value-type="string">
            <text:p>AlienVault</text:p>
          </table:table-cell>
          <table:table-cell/>
          <table:table-cell office:value-type="string">
            <text:p>bianlian,backdoor,social engineering,ransomware</text:p>
          </table:table-cell>
          <table:table-cell office:value-type="string">
            <text:p>TLP:CLEAR</text:p>
          </table:table-cell>
          <table:table-cell office:value-type="string">
            <text:p>228ef7e0a080de70652e3e0d1eab44f92f6280494c6ba98455111053701d3759</text:p>
          </table:table-cell>
          <table:table-cell office:value-type="string">
            <text:p>[file:hashes.'SHA-256' = '228ef7e0a080de70652e3e0d1eab44f92f6280494c6ba98455111053701d3759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185Z</text:p>
          </table:table-cell>
          <table:table-cell office:value-type="string">
            <text:p>AlienVault</text:p>
          </table:table-cell>
          <table:table-cell/>
          <table:table-cell office:value-type="string">
            <text:p>social engineering,ransomware,bianlian,backdoor</text:p>
          </table:table-cell>
          <table:table-cell office:value-type="string">
            <text:p>TLP:CLEAR</text:p>
          </table:table-cell>
          <table:table-cell office:value-type="string">
            <text:p>207078c70be916bb7d2ad4d206d2dca37406f84313f88699fa57fa9745a055bb</text:p>
          </table:table-cell>
          <table:table-cell office:value-type="string">
            <text:p>[file:hashes.'SHA-256' = '207078c70be916bb7d2ad4d206d2dca37406f84313f88699fa57fa9745a055bb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183Z</text:p>
          </table:table-cell>
          <table:table-cell office:value-type="string">
            <text:p>AlienVault</text:p>
          </table:table-cell>
          <table:table-cell/>
          <table:table-cell office:value-type="string">
            <text:p>bianlian,backdoor,ransomware,social engineering</text:p>
          </table:table-cell>
          <table:table-cell office:value-type="string">
            <text:p>TLP:CLEAR</text:p>
          </table:table-cell>
          <table:table-cell office:value-type="string">
            <text:p>1cba58f73221b5bb7930bfeab0106ae5415e70f49a595727022dcf6fda1126e9</text:p>
          </table:table-cell>
          <table:table-cell office:value-type="string">
            <text:p>[file:hashes.'SHA-256' = '1cba58f73221b5bb7930bfeab0106ae5415e70f49a595727022dcf6fda1126e9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180Z</text:p>
          </table:table-cell>
          <table:table-cell office:value-type="string">
            <text:p>AlienVault</text:p>
          </table:table-cell>
          <table:table-cell/>
          <table:table-cell office:value-type="string">
            <text:p>backdoor,bianlian,ransomware,social engineering</text:p>
          </table:table-cell>
          <table:table-cell office:value-type="string">
            <text:p>TLP:CLEAR</text:p>
          </table:table-cell>
          <table:table-cell office:value-type="string">
            <text:p>183b28fb93db1c907b32aa9fa2f83c7b0ebcc6724de85707a89e5d03c5be5d12</text:p>
          </table:table-cell>
          <table:table-cell office:value-type="string">
            <text:p>[file:hashes.'SHA-256' = '183b28fb93db1c907b32aa9fa2f83c7b0ebcc6724de85707a89e5d03c5be5d12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177Z</text:p>
          </table:table-cell>
          <table:table-cell office:value-type="string">
            <text:p>AlienVault</text:p>
          </table:table-cell>
          <table:table-cell/>
          <table:table-cell office:value-type="string">
            <text:p>backdoor,bianlian,social engineering,ransomware</text:p>
          </table:table-cell>
          <table:table-cell office:value-type="string">
            <text:p>TLP:CLEAR</text:p>
          </table:table-cell>
          <table:table-cell office:value-type="string">
            <text:p>16cbfd155fb44c6fd0f9375376f62a90ac09f8b7689c1afb5b9b4d3e76e28bdf</text:p>
          </table:table-cell>
          <table:table-cell office:value-type="string">
            <text:p>[file:hashes.'SHA-256' = '16cbfd155fb44c6fd0f9375376f62a90ac09f8b7689c1afb5b9b4d3e76e28bdf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171Z</text:p>
          </table:table-cell>
          <table:table-cell office:value-type="string">
            <text:p>AlienVault</text:p>
          </table:table-cell>
          <table:table-cell/>
          <table:table-cell office:value-type="string">
            <text:p>bianlian,backdoor,social engineering,ransomware</text:p>
          </table:table-cell>
          <table:table-cell office:value-type="string">
            <text:p>TLP:CLEAR</text:p>
          </table:table-cell>
          <table:table-cell office:value-type="string">
            <text:p>0772fb1102685def711ffe647080e1a9b6597fe60e8f1afe7b457ac97c6ac25e</text:p>
          </table:table-cell>
          <table:table-cell office:value-type="string">
            <text:p>[file:hashes.'SHA-256' = '0772fb1102685def711ffe647080e1a9b6597fe60e8f1afe7b457ac97c6ac25e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165Z</text:p>
          </table:table-cell>
          <table:table-cell office:value-type="string">
            <text:p>AlienVault</text:p>
          </table:table-cell>
          <table:table-cell/>
          <table:table-cell office:value-type="string">
            <text:p>backdoor,ransomware,social engineering,bianlian</text:p>
          </table:table-cell>
          <table:table-cell office:value-type="string">
            <text:p>TLP:CLEAR</text:p>
          </table:table-cell>
          <table:table-cell office:value-type="string">
            <text:p>076e59781d0759de35022291c3d63bbf4227bd79561d80f52c9073a6278c5077</text:p>
          </table:table-cell>
          <table:table-cell office:value-type="string">
            <text:p>[file:hashes.'SHA-256' = '076e59781d0759de35022291c3d63bbf4227bd79561d80f52c9073a6278c5077']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2023-03-19T06:08:46.160Z</text:p>
          </table:table-cell>
          <table:table-cell office:value-type="string">
            <text:p>AlienVault</text:p>
          </table:table-cell>
          <table:table-cell office:value-type="string">
            <text:p>UPX</text:p>
            <text:p>SHA1 of f3a4fb09a0498e7ab3b33338ca6bc03460e43d437d9f3afbfc1a521c1029ff19</text:p>
          </table:table-cell>
          <table:table-cell office:value-type="string">
            <text:p>bianlian,social engineering,backdoor,ransomware</text:p>
          </table:table-cell>
          <table:table-cell office:value-type="string">
            <text:p>TLP:CLEAR</text:p>
          </table:table-cell>
          <table:table-cell office:value-type="string">
            <text:p>cc9a63f9824fb954e9730dc4631b1f87cf0d4615</text:p>
          </table:table-cell>
          <table:table-cell office:value-type="string">
            <text:p>[file:hashes.'SHA-1' = 'cc9a63f9824fb954e9730dc4631b1f87cf0d4615']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2023-03-19T06:08:46.155Z</text:p>
          </table:table-cell>
          <table:table-cell office:value-type="string">
            <text:p>AlienVault</text:p>
          </table:table-cell>
          <table:table-cell office:value-type="string">
            <text:p>UPX</text:p>
            <text:p>SHA1 of 77617775dc6fa8b893607d52c3282ece1912bcdd0b583b418399af2eade249b8</text:p>
          </table:table-cell>
          <table:table-cell office:value-type="string">
            <text:p>ransomware,backdoor,social engineering,bianlian</text:p>
          </table:table-cell>
          <table:table-cell office:value-type="string">
            <text:p>TLP:CLEAR</text:p>
          </table:table-cell>
          <table:table-cell office:value-type="string">
            <text:p>a65b98673494fd5a79127d68460c7cb228869fe2</text:p>
          </table:table-cell>
          <table:table-cell office:value-type="string">
            <text:p>[file:hashes.'SHA-1' = 'a65b98673494fd5a79127d68460c7cb228869fe2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150Z</text:p>
          </table:table-cell>
          <table:table-cell office:value-type="string">
            <text:p>AlienVault</text:p>
          </table:table-cell>
          <table:table-cell office:value-type="string">
            <text:p>SHA1 of 7f91e10c39e0a77c83af3ef48061cbb73194c793f9c3c8bc7fa1aa0fc75eb385</text:p>
          </table:table-cell>
          <table:table-cell office:value-type="string">
            <text:p>bianlian,social engineering,ransomware,backdoor</text:p>
          </table:table-cell>
          <table:table-cell office:value-type="string">
            <text:p>TLP:CLEAR</text:p>
          </table:table-cell>
          <table:table-cell office:value-type="string">
            <text:p>90a6452d1328dc5dbbe0253b9d264f59f41794c7</text:p>
          </table:table-cell>
          <table:table-cell office:value-type="string">
            <text:p>[file:hashes.'SHA-1' = '90a6452d1328dc5dbbe0253b9d264f59f41794c7']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2023-03-19T06:08:46.135Z</text:p>
          </table:table-cell>
          <table:table-cell office:value-type="string">
            <text:p>AlienVault</text:p>
          </table:table-cell>
          <table:table-cell office:value-type="string">
            <text:p>GoLandBuildPE</text:p>
            <text:p>SHA1 of 93fb7f0c2cf10fb5885e03c737ee8508816c1102e9e3d358160b78e91fa1ebdb</text:p>
          </table:table-cell>
          <table:table-cell office:value-type="string">
            <text:p>backdoor,social engineering,ransomware,bianlian</text:p>
          </table:table-cell>
          <table:table-cell office:value-type="string">
            <text:p>TLP:CLEAR</text:p>
          </table:table-cell>
          <table:table-cell office:value-type="string">
            <text:p>763c284de2313d489cc477302f2144b79e193243</text:p>
          </table:table-cell>
          <table:table-cell office:value-type="string">
            <text:p>[file:hashes.'SHA-1' = '763c284de2313d489cc477302f2144b79e193243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133Z</text:p>
          </table:table-cell>
          <table:table-cell office:value-type="string">
            <text:p>AlienVault</text:p>
          </table:table-cell>
          <table:table-cell office:value-type="string">
            <text:p>SHA1 of f77433e517f493ca54e6a4603e51739053ebfac03d2764ad9d1f7e00cfadefa0</text:p>
          </table:table-cell>
          <table:table-cell office:value-type="string">
            <text:p>ransomware,bianlian,social engineering,backdoor</text:p>
          </table:table-cell>
          <table:table-cell office:value-type="string">
            <text:p>TLP:CLEAR</text:p>
          </table:table-cell>
          <table:table-cell office:value-type="string">
            <text:p>5e9630e06d58289663b0b87c82f72f5e74aae93e</text:p>
          </table:table-cell>
          <table:table-cell office:value-type="string">
            <text:p>[file:hashes.'SHA-1' = '5e9630e06d58289663b0b87c82f72f5e74aae93e']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2023-03-19T06:08:46.132Z</text:p>
          </table:table-cell>
          <table:table-cell office:value-type="string">
            <text:p>AlienVault</text:p>
          </table:table-cell>
          <table:table-cell office:value-type="string">
            <text:p>UPX</text:p>
            <text:p>SHA1 of e136d635de39d23cef600cc53efd671f1e8aba7d982bde152b21ea1f7c04703e</text:p>
          </table:table-cell>
          <table:table-cell office:value-type="string">
            <text:p>ransomware,bianlian,backdoor,social engineering</text:p>
          </table:table-cell>
          <table:table-cell office:value-type="string">
            <text:p>TLP:CLEAR</text:p>
          </table:table-cell>
          <table:table-cell office:value-type="string">
            <text:p>382c419b920926e2bef991c3c9be17597de6a380</text:p>
          </table:table-cell>
          <table:table-cell office:value-type="string">
            <text:p>[file:hashes.'SHA-1' = '382c419b920926e2bef991c3c9be17597de6a380']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2023-03-19T06:08:46.130Z</text:p>
          </table:table-cell>
          <table:table-cell office:value-type="string">
            <text:p>AlienVault</text:p>
          </table:table-cell>
          <table:table-cell office:value-type="string">
            <text:p>GoLandBuildPE</text:p>
            <text:p>MD5 of 93fb7f0c2cf10fb5885e03c737ee8508816c1102e9e3d358160b78e91fa1ebdb</text:p>
          </table:table-cell>
          <table:table-cell office:value-type="string">
            <text:p>ransomware,social engineering,backdoor,bianlian</text:p>
          </table:table-cell>
          <table:table-cell office:value-type="string">
            <text:p>TLP:CLEAR</text:p>
          </table:table-cell>
          <table:table-cell office:value-type="string">
            <text:p>e5f1be8d5b7b33096e8f9ebb413b0466</text:p>
          </table:table-cell>
          <table:table-cell office:value-type="string">
            <text:p>[file:hashes.MD5 = 'e5f1be8d5b7b33096e8f9ebb413b0466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129Z</text:p>
          </table:table-cell>
          <table:table-cell office:value-type="string">
            <text:p>AlienVault</text:p>
          </table:table-cell>
          <table:table-cell office:value-type="string">
            <text:p>MD5 of f77433e517f493ca54e6a4603e51739053ebfac03d2764ad9d1f7e00cfadefa0</text:p>
          </table:table-cell>
          <table:table-cell office:value-type="string">
            <text:p>backdoor,social engineering,ransomware,bianlian</text:p>
          </table:table-cell>
          <table:table-cell office:value-type="string">
            <text:p>TLP:CLEAR</text:p>
          </table:table-cell>
          <table:table-cell office:value-type="string">
            <text:p>89650905105992f29d38c579655cc7ec</text:p>
          </table:table-cell>
          <table:table-cell office:value-type="string">
            <text:p>[file:hashes.MD5 = '89650905105992f29d38c579655cc7ec']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2023-03-19T06:08:46.128Z</text:p>
          </table:table-cell>
          <table:table-cell office:value-type="string">
            <text:p>AlienVault</text:p>
          </table:table-cell>
          <table:table-cell office:value-type="string">
            <text:p>UPX</text:p>
            <text:p>MD5 of e136d635de39d23cef600cc53efd671f1e8aba7d982bde152b21ea1f7c04703e</text:p>
          </table:table-cell>
          <table:table-cell office:value-type="string">
            <text:p>backdoor,social engineering,bianlian,ransomware</text:p>
          </table:table-cell>
          <table:table-cell office:value-type="string">
            <text:p>TLP:CLEAR</text:p>
          </table:table-cell>
          <table:table-cell office:value-type="string">
            <text:p>75a9ac2ae0ad039ed083ff3e2462946c</text:p>
          </table:table-cell>
          <table:table-cell office:value-type="string">
            <text:p>[file:hashes.MD5 = '75a9ac2ae0ad039ed083ff3e2462946c']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2023-03-19T06:08:46.126Z</text:p>
          </table:table-cell>
          <table:table-cell office:value-type="string">
            <text:p>AlienVault</text:p>
          </table:table-cell>
          <table:table-cell office:value-type="string">
            <text:p>UPX</text:p>
            <text:p>MD5 of f3a4fb09a0498e7ab3b33338ca6bc03460e43d437d9f3afbfc1a521c1029ff19</text:p>
          </table:table-cell>
          <table:table-cell office:value-type="string">
            <text:p>ransomware,backdoor,bianlian,social engineering</text:p>
          </table:table-cell>
          <table:table-cell office:value-type="string">
            <text:p>TLP:CLEAR</text:p>
          </table:table-cell>
          <table:table-cell office:value-type="string">
            <text:p>69055771cb3fa9609ffbaa854a4388d2</text:p>
          </table:table-cell>
          <table:table-cell office:value-type="string">
            <text:p>[file:hashes.MD5 = '69055771cb3fa9609ffbaa854a4388d2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118Z</text:p>
          </table:table-cell>
          <table:table-cell office:value-type="string">
            <text:p>AlienVault</text:p>
          </table:table-cell>
          <table:table-cell office:value-type="string">
            <text:p>MD5 of 7f91e10c39e0a77c83af3ef48061cbb73194c793f9c3c8bc7fa1aa0fc75eb385</text:p>
          </table:table-cell>
          <table:table-cell office:value-type="string">
            <text:p>backdoor,ransomware,bianlian,social engineering</text:p>
          </table:table-cell>
          <table:table-cell office:value-type="string">
            <text:p>TLP:CLEAR</text:p>
          </table:table-cell>
          <table:table-cell office:value-type="string">
            <text:p>5bf799ff5d00a9da5e8b5a5b35187abe</text:p>
          </table:table-cell>
          <table:table-cell office:value-type="string">
            <text:p>[file:hashes.MD5 = '5bf799ff5d00a9da5e8b5a5b35187abe']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2023-03-19T06:08:46.117Z</text:p>
          </table:table-cell>
          <table:table-cell office:value-type="string">
            <text:p>AlienVault</text:p>
          </table:table-cell>
          <table:table-cell office:value-type="string">
            <text:p>UPX</text:p>
            <text:p>MD5 of 77617775dc6fa8b893607d52c3282ece1912bcdd0b583b418399af2eade249b8</text:p>
          </table:table-cell>
          <table:table-cell office:value-type="string">
            <text:p>backdoor,social engineering,bianlian,ransomware</text:p>
          </table:table-cell>
          <table:table-cell office:value-type="string">
            <text:p>TLP:CLEAR</text:p>
          </table:table-cell>
          <table:table-cell office:value-type="string">
            <text:p>39049e47df1ed1f2165ecee0b77d6ade</text:p>
          </table:table-cell>
          <table:table-cell office:value-type="string">
            <text:p>[file:hashes.MD5 = '39049e47df1ed1f2165ecee0b77d6ade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116Z</text:p>
          </table:table-cell>
          <table:table-cell office:value-type="string">
            <text:p>AlienVault</text:p>
          </table:table-cell>
          <table:table-cell/>
          <table:table-cell office:value-type="string">
            <text:p>bianlian,social engineering,backdoor,ransomware</text:p>
          </table:table-cell>
          <table:table-cell office:value-type="string">
            <text:p>TLP:CLEAR</text:p>
          </table:table-cell>
          <table:table-cell office:value-type="string">
            <text:p>597c492a5af56d935d360fcfd2c1e89928dde492c86975f2c5cc33ec90b042ce</text:p>
          </table:table-cell>
          <table:table-cell office:value-type="string">
            <text:p>[file:hashes.'SHA-256' = '597c492a5af56d935d360fcfd2c1e89928dde492c86975f2c5cc33ec90b042ce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114Z</text:p>
          </table:table-cell>
          <table:table-cell office:value-type="string">
            <text:p>AlienVault</text:p>
          </table:table-cell>
          <table:table-cell/>
          <table:table-cell office:value-type="string">
            <text:p>backdoor,ransomware,social engineering,bianlian</text:p>
          </table:table-cell>
          <table:table-cell office:value-type="string">
            <text:p>TLP:CLEAR</text:p>
          </table:table-cell>
          <table:table-cell office:value-type="string">
            <text:p>117a057829cd9abb5fba20d3ab479fc92ed64c647fdc1b7cd4e0f44609d770ea</text:p>
          </table:table-cell>
          <table:table-cell office:value-type="string">
            <text:p>[file:hashes.'SHA-256' = '117a057829cd9abb5fba20d3ab479fc92ed64c647fdc1b7cd4e0f44609d770ea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112Z</text:p>
          </table:table-cell>
          <table:table-cell office:value-type="string">
            <text:p>AlienVault</text:p>
          </table:table-cell>
          <table:table-cell office:value-type="string">
            <text:p>SHA1 of 117a057829cd9abb5fba20d3ab479fc92ed64c647fdc1b7cd4e0f44609d770ea</text:p>
          </table:table-cell>
          <table:table-cell office:value-type="string">
            <text:p>bianlian,backdoor,ransomware,social engineering</text:p>
          </table:table-cell>
          <table:table-cell office:value-type="string">
            <text:p>TLP:CLEAR</text:p>
          </table:table-cell>
          <table:table-cell office:value-type="string">
            <text:p>43921f6a8f07d9509590849bbe3f76f8f8d538e4</text:p>
          </table:table-cell>
          <table:table-cell office:value-type="string">
            <text:p>[file:hashes.'SHA-1' = '43921f6a8f07d9509590849bbe3f76f8f8d538e4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103Z</text:p>
          </table:table-cell>
          <table:table-cell office:value-type="string">
            <text:p>AlienVault</text:p>
          </table:table-cell>
          <table:table-cell office:value-type="string">
            <text:p>MD5 of 117a057829cd9abb5fba20d3ab479fc92ed64c647fdc1b7cd4e0f44609d770ea</text:p>
          </table:table-cell>
          <table:table-cell office:value-type="string">
            <text:p>backdoor,bianlian,ransomware,social engineering</text:p>
          </table:table-cell>
          <table:table-cell office:value-type="string">
            <text:p>TLP:CLEAR</text:p>
          </table:table-cell>
          <table:table-cell office:value-type="string">
            <text:p>b3cdf0489ff37fe65141be9363b9489c</text:p>
          </table:table-cell>
          <table:table-cell office:value-type="string">
            <text:p>[file:hashes.MD5 = 'b3cdf0489ff37fe65141be9363b9489c']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3-03-19T06:08:46.099Z</text:p>
          </table:table-cell>
          <table:table-cell office:value-type="string">
            <text:p>AlienVault</text:p>
          </table:table-cell>
          <table:table-cell/>
          <table:table-cell office:value-type="string">
            <text:p>bianlian,backdoor,social engineering,ransomware</text:p>
          </table:table-cell>
          <table:table-cell office:value-type="string">
            <text:p>TLP:CLEAR</text:p>
          </table:table-cell>
          <table:table-cell office:value-type="string">
            <text:p>185.99.133.112</text:p>
          </table:table-cell>
          <table:table-cell office:value-type="string">
            <text:p>[ipv4-addr:value = '185.99.133.112']</text:p>
          </table:table-cell>
          <table:table-cell office:value-type="float" office:value="50">
            <text:p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7">17/05/2023</text:date>, <text:time>11:4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17T11:45:13.25</dc:date>
    <meta:editing-duration>PT9M6S</meta:editing-duration>
    <meta:editing-cycles>1</meta:editing-cycles>
    <meta:document-statistic meta:table-count="1" meta:cell-count="509" meta:object-count="0"/>
    <meta:generator>OpenOffice/4.1.13$Win32 OpenOffice.org_project/4113m1$Build-9810</meta:generator>
  </office:meta>
</office:document-meta>
</file>